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8.498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8.498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Epigraph">
      <style:paragraph-properties fo:margin-left="0cm" fo:margin-right="0cm" fo:text-indent="0cm" style:auto-text-indent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ext_20_body">
      <style:text-properties fo:text-shadow="1pt 1pt"/>
    </style:style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WW8Num1">
      <style:text-properties fo:language="en" fo:country="US"/>
    </style:style>
    <style:style style:name="P14" style:family="paragraph" style:parent-style-name="Standard" style:list-style-name="WW8Num1">
      <style:text-properties fo:language="en" fo:country="US"/>
    </style:style>
    <style:style style:name="P15" style:family="paragraph" style:parent-style-name="Standard" style:list-style-name="WW8Num1">
      <style:text-properties fo:language="en" fo:country="US"/>
    </style:style>
    <style:style style:name="P16" style:family="paragraph" style:parent-style-name="Standard" style:list-style-name="WW8Num1"/>
    <style:style style:name="P17" style:family="paragraph" style:parent-style-name="Standard" style:list-style-name="WW8Num1"/>
    <style:style style:name="P18" style:family="paragraph" style:parent-style-name="Standard" style:list-style-name="WW8Num1"/>
    <style:style style:name="P19" style:family="paragraph" style:parent-style-name="Standard" style:list-style-name="WW8Num1"/>
    <style:style style:name="P20" style:family="paragraph" style:parent-style-name="Standard" style:list-style-name="WW8Num1"/>
    <style:style style:name="P21" style:family="paragraph" style:parent-style-name="Standard" style:list-style-name="L4"/>
    <style:style style:name="P22" style:family="paragraph" style:parent-style-name="Standard" style:list-style-name="L4"/>
    <style:style style:name="P23" style:family="paragraph" style:parent-style-name="Standard" style:list-style-name="L5"/>
    <style:style style:name="P24" style:family="paragraph" style:parent-style-name="Standard" style:list-style-name="L5"/>
    <style:style style:name="P25" style:family="paragraph" style:parent-style-name="Standard" style:list-style-name="L5"/>
    <style:style style:name="P26" style:family="paragraph" style:parent-style-name="Standard" style:list-style-name="L5">
      <style:text-properties style:text-underline-style="none"/>
    </style:style>
    <style:style style:name="P27" style:family="paragraph" style:parent-style-name="Standard" style:list-style-name="L5">
      <style:text-properties style:text-underline-style="none"/>
    </style:style>
    <style:style style:name="P28" style:family="paragraph" style:parent-style-name="Standard" style:list-style-name="L5">
      <style:text-properties style:text-underline-style="none"/>
    </style:style>
    <style:style style:name="P29" style:family="paragraph" style:parent-style-name="Standard" style:list-style-name="L5">
      <style:text-properties style:text-underline-style="none"/>
    </style:style>
    <style:style style:name="P30" style:family="paragraph" style:parent-style-name="Standard" style:list-style-name="L5">
      <style:text-properties style:text-underline-style="none"/>
    </style:style>
    <style:style style:name="P31" style:family="paragraph" style:parent-style-name="Standard" style:list-style-name="L5">
      <style:text-properties style:text-underline-style="none"/>
    </style:style>
    <style:style style:name="P32" style:family="paragraph" style:parent-style-name="Standard" style:list-style-name="L5">
      <style:text-properties style:text-underline-style="none"/>
    </style:style>
    <style:style style:name="P33" style:family="paragraph" style:parent-style-name="Standard" style:list-style-name="L5">
      <style:text-properties style:text-underline-style="none"/>
    </style:style>
    <style:style style:name="P34" style:family="paragraph" style:parent-style-name="Standard" style:list-style-name="L5">
      <style:text-properties style:text-underline-style="none"/>
    </style:style>
    <style:style style:name="P35" style:family="paragraph" style:parent-style-name="Standard" style:list-style-name="L5">
      <style:text-properties style:text-underline-style="none"/>
    </style:style>
    <style:style style:name="P36" style:family="paragraph" style:parent-style-name="Standard" style:list-style-name="L5">
      <style:text-properties style:text-underline-style="none"/>
    </style:style>
    <style:style style:name="P37" style:family="paragraph" style:parent-style-name="Standard" style:list-style-name="L5"/>
    <style:style style:name="P38" style:family="paragraph" style:parent-style-name="Standard" style:list-style-name="L5"/>
    <style:style style:name="P39" style:family="paragraph" style:parent-style-name="Standard" style:list-style-name="L5"/>
    <style:style style:name="P40" style:family="paragraph" style:parent-style-name="Standard" style:list-style-name="L5"/>
    <style:style style:name="P41" style:family="paragraph" style:parent-style-name="Standard" style:list-style-name="L5"/>
    <style:style style:name="P42" style:family="paragraph" style:parent-style-name="Standard" style:list-style-name="L5"/>
    <style:style style:name="P43" style:family="paragraph" style:parent-style-name="Text_20_body" style:list-style-name="L2"/>
    <style:style style:name="P44" style:family="paragraph" style:parent-style-name="Text_20_body" style:list-style-name="L2"/>
    <style:style style:name="P45" style:family="paragraph" style:parent-style-name="Text_20_body" style:list-style-name="L3"/>
    <style:style style:name="P46" style:family="paragraph" style:parent-style-name="Text_20_body" style:list-style-name="L3"/>
    <style:style style:name="P47" style:family="paragraph" style:parent-style-name="Text_20_body" style:list-style-name="L5"/>
    <style:style style:name="P48" style:family="paragraph" style:parent-style-name="Text_20_body" style:list-style-name="L5"/>
    <style:style style:name="P49" style:family="paragraph" style:parent-style-name="Text_20_body" style:list-style-name="L5"/>
    <style:style style:name="P50" style:family="paragraph" style:parent-style-name="Level_20_1" style:list-style-name="L5"/>
    <style:style style:name="P51" style:family="paragraph" style:parent-style-name="Level_20_1" style:list-style-name="L5"/>
    <style:style style:name="P52" style:family="paragraph" style:parent-style-name="Poem" style:list-style-name="L5"/>
    <style:style style:name="P53" style:family="paragraph" style:parent-style-name="Poem" style:list-style-name="L5"/>
    <style:style style:name="P54" style:family="paragraph" style:parent-style-name="Epigraph" style:list-style-name="L1"/>
    <style:style style:name="P55" style:family="paragraph" style:parent-style-name="Epigraph" style:list-style-name="L1"/>
    <style:style style:name="P56" style:family="paragraph" style:parent-style-name="Epigraph" style:list-style-name="L5">
      <style:text-properties style:text-underline-style="none"/>
    </style:style>
    <style:style style:name="P57" style:family="paragraph" style:parent-style-name="Epigraph" style:list-style-name="L5"/>
    <style:style style:name="P58" style:family="paragraph" style:parent-style-name="Annotation" style:list-style-name="L1"/>
    <style:style style:name="P59" style:family="paragraph" style:parent-style-name="Annotation" style:list-style-name="L1"/>
    <style:style style:name="P60" style:family="paragraph" style:parent-style-name="Annotation" style:list-style-name="L1"/>
    <style:style style:name="P61" style:family="paragraph" style:parent-style-name="Annotation" style:list-style-name="L5"/>
    <style:style style:name="P62" style:family="paragraph" style:parent-style-name="Annotation" style:list-style-name="L5">
      <style:text-properties style:text-underline-style="none"/>
    </style:style>
    <style:style style:name="P63" style:family="paragraph" style:parent-style-name="Level_20_2" style:list-style-name="L1"/>
    <style:style style:name="P64" style:family="paragraph" style:parent-style-name="Level_20_2" style:list-style-name="L1"/>
    <style:style style:name="P65" style:family="paragraph" style:parent-style-name="Level_20_2" style:list-style-name="L1"/>
    <style:style style:name="P66" style:family="paragraph" style:parent-style-name="Level_20_2" style:list-style-name="L5">
      <style:text-properties style:text-underline-style="none"/>
    </style:style>
    <style:style style:name="P67" style:family="paragraph" style:parent-style-name="Level_20_2" style:list-style-name="L5">
      <style:text-properties style:text-underline-style="none"/>
    </style:style>
    <style:style style:name="P68" style:family="paragraph" style:parent-style-name="Level_20_2" style:list-style-name="L5">
      <style:text-properties style:text-underline-style="none"/>
    </style:style>
    <style:style style:name="P69" style:family="paragraph" style:parent-style-name="Level_20_2" style:list-style-name="L5">
      <style:text-properties style:text-underline-style="none"/>
    </style:style>
    <style:style style:name="P70" style:family="paragraph" style:parent-style-name="Level_20_2" style:list-style-name="L5">
      <style:text-properties style:text-underline-style="none"/>
    </style:style>
    <style:style style:name="P71" style:family="paragraph" style:parent-style-name="Level_20_2" style:list-style-name="L5">
      <style:text-properties style:text-underline-style="none"/>
    </style:style>
    <style:style style:name="P72" style:family="paragraph" style:parent-style-name="Level_20_2" style:list-style-name="L5">
      <style:text-properties style:text-underline-style="none"/>
    </style:style>
    <style:style style:name="P73" style:family="paragraph" style:parent-style-name="Cite" style:list-style-name="L1"/>
    <style:style style:name="P74" style:family="paragraph" style:parent-style-name="Poem_20_Title" style:list-style-name="L5"/>
    <style:style style:name="P75" style:family="paragraph" style:parent-style-name="Level_20_3" style:list-style-name="L3"/>
    <style:style style:name="P76" style:family="paragraph" style:parent-style-name="Level_20_3" style:list-style-name="L5"/>
    <style:style style:name="P77" style:family="paragraph" style:parent-style-name="Poem_20_Author" style:list-style-name="L5"/>
    <style:style style:name="P78" style:family="paragraph" style:parent-style-name="Poem_20_Author" style:list-style-name="L5"/>
    <style:style style:name="P79" style:family="paragraph" style:parent-style-name="Poem_20_Author" style:list-style-name="L5"/>
    <style:style style:name="P80" style:family="paragraph" style:parent-style-name="Epigraph_20_Author" style:list-style-name="L1"/>
    <style:style style:name="P81" style:family="paragraph" style:parent-style-name="Epigraph_20_Author" style:list-style-name="L5">
      <style:text-properties style:text-underline-style="none"/>
    </style:style>
    <style:style style:name="P82" style:family="paragraph" style:parent-style-name="Epigraph_20_Author" style:list-style-name="L5"/>
    <style:style style:name="P83" style:family="paragraph" style:parent-style-name="_5f_Book_20_Annotation" style:list-style-name="L5"/>
    <style:style style:name="P84" style:family="paragraph" style:parent-style-name="_5f_Book_20_Annotation" style:list-style-name="L5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suffix="." style:num-format="1" text:start-value="3" text:display-levels="2">
        <style:list-level-properties text:space-before="0.176cm" text:min-label-width="0.635cm"/>
      </text:list-level-style-number>
      <text:list-level-style-number text:level="3" style:num-suffix="." style:num-format="1" text:display-levels="3">
        <style:list-level-properties text:space-before="0.353cm" text:min-label-width="0.635cm"/>
      </text:list-level-style-number>
      <text:list-level-style-number text:level="4" style:num-suffix="." style:num-format="1" text:display-levels="4">
        <style:list-level-properties text:space-before="0.529cm" text:min-label-width="0.635cm"/>
      </text:list-level-style-number>
      <text:list-level-style-number text:level="5" style:num-suffix="." style:num-format="1" text:display-levels="5">
        <style:list-level-properties text:space-before="0.706cm" text:min-label-width="0.635cm"/>
      </text:list-level-style-number>
      <text:list-level-style-number text:level="6" style:num-suffix="." style:num-format="1" text:display-levels="6">
        <style:list-level-properties text:space-before="0.882cm" text:min-label-width="0.635cm"/>
      </text:list-level-style-number>
      <text:list-level-style-number text:level="7" style:num-suffix="." style:num-format="1" text:display-levels="7">
        <style:list-level-properties text:space-before="1.058cm" text:min-label-width="0.635cm"/>
      </text:list-level-style-number>
      <text:list-level-style-number text:level="8" style:num-suffix="." style:num-format="1" text:display-levels="8">
        <style:list-level-properties text:space-before="1.235cm" text:min-label-width="0.635cm"/>
      </text:list-level-style-number>
      <text:list-level-style-number text:level="9" style:num-suffix="." style:num-format="1" text:display-levels="9">
        <style:list-level-properties text:space-before="1.411cm" text:min-label-width="0.635cm"/>
      </text:list-level-style-number>
      <text:list-level-style-number text:level="10" style:num-suffix="." style:num-format="1" text:display-levels="10">
        <style:list-level-properties text:space-before="1.588cm" text:min-label-width="0.635cm"/>
      </text:list-level-style-number>
    </text:list-style>
    <text:list-style style:name="L2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1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draw:frame draw:style-name="fr2" draw:name="1- Графический объект5" text:anchor-type="as-char" svg:y="-0.661cm" svg:width="0.635cm" svg:height="0.635cm" draw:z-index="0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1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2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<text:soft-page-break/>Так, что код можно проверить и в текстовом редакторе, он должен быть таким:</text:p>
      <text:p text:style-name="P9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3"><text:a xlink:type="simple" xlink:href="http://www.rr.ru/">&lt;Заголовок</text:a> 1:1&gt;</text:p>
            </table:table-cell>
            <table:table-cell table:style-name="Таблица1.B1" office:value-type="string">
              <text:p text:style-name="P4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5">1:<text:span text:style-name="T15">1</text:span></text:p>
          </table:table-cell>
          <table:table-cell table:style-name="Таблица1.B2" office:value-type="string">
            <text:p text:style-name="P6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8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3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5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<text:soft-page-break/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3">Заголовок 1:1</text:p>
            </table:table-cell>
            <table:table-cell table:style-name="Таблица3.B1" office:value-type="string">
              <text:p text:style-name="P3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3">Заголовок 2:1</text:p>
            </table:table-cell>
            <table:table-cell table:style-name="Таблица3.B2" office:value-type="string">
              <text:p text:style-name="P3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draw:frame draw:style-name="fr7" draw:name="Картинка между уровнями одного ранга, привязка как символ" text:anchor-type="as-char" svg:y="0cm" svg:width="2.032cm" svg:height="3.53cm" draw:z-index="6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ext:soft-page-break/>
          <table:table-row table:style-name="Таблица4.1">
            <table:table-cell table:style-name="Таблица4.A1" office:value-type="string">
              <text:p text:style-name="P3">Заголовок 1:1</text:p>
            </table:table-cell>
            <table:table-cell table:style-name="Таблица4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/>
      <text:p text:style-name="Level_20_1">Часть 2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7"><draw:image xlink:href="Pictures/10000000000000F0000001A15C11469B.png" xlink:type="simple" xlink:show="embed" xlink:actuate="onLoad"/>
    </draw:frame></text:p>
      <text:p text:style-name="Level_20_1">Часть 3. Демонстрация экспорта сложных (вложенных друг в друга) структур (Уровень 1)</text:p>
      <text:p text:style-name="Standard">Т.к. конвертор позволяем экспортировать сложные структуры (цитаты, содержащие Стихи и т.д.), то для <text:span text:style-name="T2">отделения одного элемента от другого</text:span> (например цитаты от стиха). используйте <text:span text:style-name="T3">пустую</text:span> строку <text:span text:style-name="T3">без форматирования</text:span>! Если между элементами (цитата и цитата, стих и цитата...) нет пустой строки без форматирования, то конверт ор воспример эти элементы, как с<text:span text:style-name="T3">оставную структуру,</text:span> конечно, если она соответствует схеме FictionBook.</text:p>
      <text:p text:style-name="Level_20_2">3.1. Разные виды стихов (Уровень 2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 <text:span text:style-name="T3">Работает и с включенной опцией «Удалять пустые абзацы»</text:span>!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1-е четверостишие</text:p>
      <text:p text:style-name="Standard"/>
      <text:p text:style-name="Poem">1-е четверостишие</text:p>
      <text:p text:style-name="Standard">«Секрет» этого — между четверостишиями пустая строка без стиля Poem. <text:span text:style-name="T3">Работает и с включенной опцией «Удалять пустые абзацы»</text:span>!</text:p>
      <text:p text:style-name="SubTitle">Пример стиха сложной структуры (новая схема FictionBook)</text:p>
      <text:p text:style-name="Standard">Стих с Заголовком, Подзаголовками Эпиграфом, Авторами, Датой написания:</text:p>
      <text:p text:style-name="Poem_20_Title">1-й Заголовок Поэмы</text:p>
      <text:p text:style-name="Poem_20_Title">2-й Заголовок Поэмы</text:p>
      <text:p text:style-name="Epigraph">Эпиграф — строка1</text:p>
      <text:p text:style-name="Epigraph">Эпиграф — строка2</text:p>
      <text:p text:style-name="Epigraph_20_Author">1 Автор эпиграфа поэмы</text:p>
      <text:p text:style-name="Epigraph_20_Author">2 Автор эпиграфа поэмы</text:p>
      <text:p text:style-name="Poem_20_SubTitle"><text:soft-page-break/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p text:style-name="Level_20_2">3.2. Сложные Цитаты(Уровень 2)</text:p>
      <text:p text:style-name="Standard"><text:bookmark-start text:name="DDE_LINK"/>Теперь Конвертор позволяем экспортировать и <text:span text:style-name="T3">сложные</text:span> Цитаты, содержащие <text:span text:style-name="T3">чередование</text:span> Текста, Подзаголовков, Пустых Строк, Поэм (со всеми их элементами) и Таблиц.</text:p>
      <text:p text:style-name="Standard">Вот пример:<text:bookmark-end text:name="DDE_LINK"/>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</text:p>
      <text:p text:style-name="Cite_20_SubTitle">2-я строка Подзаголовка Цитаты</text:p>
      <text:p text:style-name="Poem_20_Title">Заголовок Поэмы (PoemTitle)</text:p>
      <text:p text:style-name="Epigraph">Эпиграф Стиха</text:p>
      <text:p text:style-name="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2008</text:p>
      <text:p text:style-name="Cite">Текст цитаты после «Цитатной» Поэмы.</text:p>
      <text:p text:style-name="Cite">Теперь <text:span text:style-name="T3">внутри</text:span> <text:span text:style-name="T2">этой же Цитаты</text:span> — Таблица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Cite">1:1</text:p>
          </table:table-cell>
          <table:table-cell table:style-name="Таблица5.B1" office:value-type="string">
            <text:p text:style-name="Cite">1:2</text:p>
          </table:table-cell>
        </table:table-row>
        <table:table-row>
          <table:table-cell table:style-name="Таблица5.A2" office:value-type="string">
            <text:p text:style-name="Cite">2:1</text:p>
          </table:table-cell>
          <table:table-cell table:style-name="Таблица5.B2" office:value-type="string">
            <text:p text:style-name="Cite">2:2</text:p>
          </table:table-cell>
        </table:table-row>
      </table:table>
      <text:p text:style-name="Cite">Текст <text:s/>все той-же цитаты</text:p>
      <text:p text:style-name="Cite_20_Author">1-й <text:s/>Автор Цитаты</text:p>
      <text:p text:style-name="Cite_20_Author">2-й Автор Цитаты</text:p>
      <text:p text:style-name="Cite">А это уже другая цитата. Просто для проверки, что эти 2 цитаты «не слиплись».</text:p>
      <text:list text:style-name="L1">
        <text:list-header>
          <text:p text:style-name="P63">3.3. Сложные Аннотации (Уровень 2)</text:p>
          <text:p text:style-name="P58">Теперь Конвертор позволяет экспортировать и <text:span text:style-name="T3">сложные</text:span> Аннотации, содержащие <text:span text:style-name="T3">чередование</text:span> Текста, Подзаголовков, Пустых Строк, <text:span text:style-name="T3">сложных</text:span> Поэм (со всеми их <text:soft-page-break/>элементами), <text:span text:style-name="T3">сложных</text:span> Цитат (со всеми их элементами) <text:s/>и Таблиц.</text:p>
          <text:p text:style-name="P58">Вот пример:</text:p>
        </text:list-header>
      </text:list>
      <text:p text:style-name="Annotation_20_SubTitle">Подзаголовок Аннотации — Начинается Сложная Цитата Аннотации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 внутри Аннотации</text:p>
      <text:p text:style-name="Cite_20_SubTitle">2-я строка Подзаголовка Цитаты внутри Аннотации</text:p>
      <text:p text:style-name="Poem_20_Title">Заголовок Поэмы (PoemTitle)</text:p>
      <text:p text:style-name="Epigraph">Эпиграф Стиха</text:p>
      <text:p text:style-name="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2008</text:p>
      <text:p text:style-name="Cite">Текст цитаты после «Цитатной» Поэмы внутри Аннотации.</text:p>
      <text:p text:style-name="Annotation">Под этой строкой Аннотации — пустая стока Аннотации, а потом — Таблица Аннотации:</text:p>
      <text:p text:style-name="Annotation"/>
      <text:p text:style-name="Annotation_20_SubTitle">Подзаголовок Аннотации — Начинается Таблица Аннотации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Annotation">А1:1</text:p>
          </table:table-cell>
          <table:table-cell table:style-name="Таблица6.B1" office:value-type="string">
            <text:p text:style-name="Annotation">А1:2</text:p>
          </table:table-cell>
        </table:table-row>
        <table:table-row>
          <table:table-cell table:style-name="Таблица6.A2" office:value-type="string">
            <text:p text:style-name="Annotation">А2:1</text:p>
          </table:table-cell>
          <table:table-cell table:style-name="Таблица6.B2" office:value-type="string">
            <text:p text:style-name="Annotation">А2:2</text:p>
          </table:table-cell>
        </table:table-row>
      </table:table>
      <text:p text:style-name="Annotation"/>
      <text:p text:style-name="Annotation_20_SubTitle">Подзаголовок Аннотации — Начинается Сложная Поэма Аннотации</text:p>
      <text:p text:style-name="Poem_20_Title">1-й Заголовок Поэмы внутри Аннотации</text:p>
      <text:p text:style-name="Poem_20_Title">2-й Заголовок Поэмы внутри Аннотации</text:p>
      <text:p text:style-name="Epigraph">Эпиграф — строка1</text:p>
      <text:p text:style-name="Epigraph">Эпиграф — строка2</text:p>
      <text:p text:style-name="Epigraph_20_Author">1 Автор эпиграфа поэмы</text:p>
      <text:p text:style-name="Epigraph_20_Author">2 Автор эпиграфа поэмы</text:p>
      <text:p text:style-name="Poem_20_SubTitle">Подзаголовок 1_1</text:p>
      <text:p text:style-name="Poem_20_SubTitle">Подзаголовок 1_2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list text:style-name="L1" text:continue-numbering="true">
        <text:list-header>
          <text:p text:style-name="P58">Конец <text:s/>Аннотации.</text:p>
        </text:list-header>
      </text:list>
      <text:p text:style-name="Standard"/>
      <text:p text:style-name="Standard">Какой-нибудь текст, т. к. после Аннотации, согласно схеме, что-нибудь должно быть, иначе книга не будет валидной.</text:p>
      <text:list text:style-name="L1" text:continue-numbering="true">
        <text:list-header>
          <text:p text:style-name="P63"><text:soft-page-break/>3.4. Сложные Эпиграфы (Уровень 2)</text:p>
          <text:p text:style-name="P54">Теперь Конвертор позволяет экспортировать и <text:span text:style-name="T3">сложные</text:span> Эпиграфы, содержащие <text:span text:style-name="T3">чередование</text:span> Текста, Пустых Строк, <text:span text:style-name="T3">сложных</text:span> Поэм (со всеми их элементами), <text:span text:style-name="T3">сложных</text:span> Цитат (со всеми их элементами).</text:p>
          <text:p text:style-name="P54"/>
        </text:list-header>
      </text:list>
      <text:p text:style-name="Epigraph">Эпиграф содержит 2 сложных элемента: Цитату с «ее» элементами и Поэму с «ее» элементами.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го же Эпиграфа </text:span>— Составной Подзаголовок и Сложная Поэма:</text:p>
      <text:p text:style-name="Cite_20_SubTitle">1-я строка Подзаголовка Цитаты внутри Эпиграфа</text:p>
      <text:p text:style-name="Cite_20_SubTitle">2-я строка Подзаголовка Цитаты внутри Эпиграфа</text:p>
      <text:p text:style-name="Poem_20_Title">Заголовок Поэмы Цитаты (PoemTitle)</text:p>
      <text:p text:style-name="Epigraph">Эпиграф Стиха цитаты</text:p>
      <text:p text:style-name="Epigraph_20_Author">Автор Эпиграфа Стиха цитаты</text:p>
      <text:p text:style-name="Poem">1 Строчка Стиха Цитаты</text:p>
      <text:p text:style-name="Poem">2 Строчка Стиха Цитаты</text:p>
      <text:p text:style-name="Poem_20_SubTitle">Подзаголовок Стиха Цитаты</text:p>
      <text:p text:style-name="Poem">Еще одна Строчка Стиха Цитаты</text:p>
      <text:p text:style-name="Poem_20_Author">1-й <text:s/>Автор Стиха</text:p>
      <text:p text:style-name="Poem_20_Author">2-й Автор Стиха</text:p>
      <text:p text:style-name="Poem_20_Date">2008</text:p>
      <text:list text:style-name="L1" text:continue-numbering="true">
        <text:list-header>
          <text:p text:style-name="P73">Текст цитаты после «Цитатной» Поэмы внутри Эпиграфа. Далее после пустой строки идет Поэма внутри Эпиграфа</text:p>
        </text:list-header>
      </text:list>
      <text:p text:style-name="P2"/>
      <text:p text:style-name="Poem_20_Title">1-й Заголовок Поэмы Эпиграфа</text:p>
      <text:p text:style-name="Poem_20_Title">2-й Заголовок Поэмы Эпиграфа</text:p>
      <text:p text:style-name="Epigraph">Эпиграф Стиха Эпиграфа — строка1</text:p>
      <text:p text:style-name="Epigraph">Эпиграф Стиха Эпиграфа — строка2</text:p>
      <text:p text:style-name="Epigraph_20_Author">1 Автор эпиграфа поэмы Эпиграфа</text:p>
      <text:p text:style-name="Epigraph_20_Author">2 Автор эпиграфа поэмы Эпиграфа</text:p>
      <text:p text:style-name="Poem_20_SubTitle"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 Поэмы Эпиграфа</text:p>
      <text:p text:style-name="Poem_20_Author">Автор2 Поэмы Эпиграфа</text:p>
      <text:p text:style-name="Poem_20_Date">2008</text:p>
      <text:p text:style-name="Epigraph_20_Author">1 Автор эпиграфа поэмы</text:p>
      <text:list text:style-name="L1" text:continue-numbering="true">
        <text:list-header>
          <text:p text:style-name="P80">2 Автор эпиграфа поэмы</text:p>
          <text:p text:style-name="P10">Какой-нибудь текст, т. к. после Эпиграфа, согласно схеме, что-нибудь должно быть, иначе книга не <text:soft-page-break/>будет валидной.</text:p>
          <text:p text:style-name="P10"><text:span text:style-name="T3">ЗАМЕТЬТЕ</text:span>, что, если между Цитатой Эпиграфа и Поэмой Эпиграфа НЕ БУДЕТ стоять пустая строка СТИЛЯ <text:bookmark-start text:name="DDE_LINK2"/>Epigraph<text:bookmark-end text:name="DDE_LINK2"/>, то эта Поэма «ВЛОЖИТСЯ» в Цитату! Так, что для отделения одной структуры от другой (обе могут содержать внутри Поэму), используйте пустую строку стиля Epigraph!</text:p>
          <text:p text:style-name="P63">3.5. Сложный текст Сносок(Уровень 2)</text:p>
          <text:p text:style-name="P10">Конвертор позволяет экспортировать сложный текст сносок, состоящих как <text:s/>из отдельных сложных стихов, цитат, аннотаций, и т..д., <text:s/>так и из целых книг (если кому-нибудь это понадобится) в пределах текста каждой сноски. Ниже приведены 2 примера — набор цитат и стихов, эпиграфа и аннотации в тексте сноски<text:note text:id="ftn12" text:note-class="footnote"><text:note-citation>11</text:note-citation><text:note-body>
        <text:p text:style-name="Epigraph">Эпиграф сноски (перед эпиграфом, согласно схеме, <text:s/>не должно быть абзацев!)</text:p>
        <text:p text:style-name="Poem">Стих эпиграфа сноски</text:p>
        <text:p text:style-name="Poem_20_Author">Автор стиха эпиграфа сноски</text:p>
        <text:p text:style-name="Cite">Цитата эпиграфа сноски</text:p>
        <text:p text:style-name="Cite_20_Author">Автор цитаты эпиграфа сноски</text:p>
        <text:p text:style-name="Epigraph_20_Author">Автор эпиграфа сноски</text:p>
        <text:p text:style-name="Annotation">Аннотация сноски</text:p>
        <text:p text:style-name="Cite">Цитата аннотации сноски</text:p>
        <text:p text:style-name="Poem">Стих цитаты аннотации сноски</text:p>
        <text:p text:style-name="Poem_20_Author">Автор стиха цитаты аннотации сноски</text:p>
        <text:p text:style-name="Cite_20_Author">Автор цитаты аннотации сноски</text:p>
        <text:p text:style-name="Cite">Цитата сноски</text:p>
        <text:p text:style-name="Poem">Стих цитаты сноски</text:p>
        <text:p text:style-name="Poem_20_Author">Автор стиха цитаты сноски</text:p>
        <text:p text:style-name="Cite_20_Author">Автор цитаты сноски</text:p>
        <text:p text:style-name="Poem_20_Title">Заголовок стиха сноски</text:p>
        <text:p text:style-name="Poem">Стих сноски</text:p>
        <text:p text:style-name="Poem">Стих сноски</text:p>
        <text:p text:style-name="Poem_20_SubTitle">Подзаголовок стиха сноски</text:p>
        <text:p text:style-name="Poem">Стих сноски</text:p>
        <text:p text:style-name="Poem"/>
        <text:p text:style-name="Poem">Стих сноски</text:p>
        <text:p text:style-name="Poem_20_Author">Автор стиха <text:s/>сноски</text:p>
        <text:p text:style-name="Standard">Нк, и так далее...</text:p></text:note-body></text:note> и многоуровневая сложная книга в тексте сноски<text:note text:id="ftn13" text:note-class="footnote"><text:note-citation>12</text:note-citation><text:note-body>
        <text:p text:style-name="Standard">Пример сноски — сложной многоуровневой книги:</text:p>
        <text:p text:style-name="Level_20_1">Часть I (Уровень 1)</text:p>
        <text:p text:style-name="Annotation">Аннотация к Части I</text:p>
        <text:p text:style-name="Level_20_2">Глава 1 (Уровень 2)</text:p>
        <text:p text:style-name="Epigraph">Эпиграф сноски </text:p>
        <text:p text:style-name="Poem">Стих эпиграфа сноски</text:p>
        <text:p text:style-name="Poem_20_Author">Автор стиха эпиграфа сноски</text:p>
        <text:p text:style-name="Cite">Цитата эпиграфа сноски</text:p>
        <text:p text:style-name="Cite_20_Author">Автор цитаты эпиграфа сноски</text:p>
        <text:p text:style-name="Epigraph_20_Author">Автор эпиграфа сноски</text:p>
        <text:p text:style-name="Annotation">Аннотация сноски</text:p>
        <text:p text:style-name="Cite">Цитата аннотации сноски</text:p>
        <text:p text:style-name="Poem">Стих цитаты аннотации сноски</text:p>
        <text:p text:style-name="Poem_20_Author">Автор стиха цитаты аннотации сноски</text:p>
        <text:p text:style-name="Cite_20_Author">Автор цитаты аннотации сноски</text:p>
        <text:p text:style-name="Cite">Цитата сноски</text:p>
        <text:p text:style-name="Poem">Стих цитаты сноски</text:p>
        <text:p text:style-name="Poem_20_Author">Автор стиха цитаты сноски</text:p>
        <text:p text:style-name="Cite_20_Author">Автор цитаты сноски</text:p>
        <text:p text:style-name="Poem_20_Title">Заголовок стиха сноски</text:p>
        <text:p text:style-name="Poem">Стих сноски</text:p>
        <text:p text:style-name="Poem">Стих сноски</text:p>
        <text:p text:style-name="Poem_20_SubTitle">Подзаголовок стиха сноски</text:p>
        <text:p text:style-name="Poem">Стих сноски</text:p>
        <text:p text:style-name="Poem"/>
        <text:p text:style-name="Poem">Стих сноски</text:p>
        <text:p text:style-name="Poem_20_Author">Автор стиха <text:s/>сноски</text:p>
        <text:p text:style-name="Standard">Какой нибудь текст...</text:p>
        <text:p text:style-name="Standard">Нк, и так далее...</text:p></text:note-body></text:note>.</text:p>
        </text:list-header>
      </text:list>
      <text:p text:style-name="Level_20_1"><text:soft-page-break/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2">
        <text:list-item>
          <text:p text:style-name="P43"><text:span text:style-name="T3">Первая</text:span> строка <text:span text:style-name="T2">маркированного</text:span> текста</text:p>
        </text:list-item>
        <text:list-item>
          <text:p text:style-name="P43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13"><text:span text:style-name="T3">1-я </text:span>строка</text:p>
          <text:list>
            <text:list-item>
              <text:p text:style-name="P16">1-я <text:span text:style-name="T2">подстрока<text:tab/></text:span><text:span text:style-name="T15">1-й строки</text:span></text:p>
            </text:list-item>
            <text:list-item>
              <text:p text:style-name="P16">2-я <text:span text:style-name="T2">подстрока<text:tab/></text:span><text:span text:style-name="T15">1-й строки</text:span></text:p>
            </text:list-item>
            <text:list-item>
              <text:p text:style-name="P16"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13"><text:span text:style-name="T3">2-я </text:span>строка</text:p>
        </text:list-item>
        <text:list-item>
          <text:p text:style-name="P13"><text:span text:style-name="T3">3-я </text:span>строка</text:p>
          <text:list>
            <text:list-item>
              <text:p text:style-name="P16">1-я <text:span text:style-name="T2">подстрока<text:tab/>3</text:span><text:span text:style-name="T15">-й строки</text:span></text:p>
            </text:list-item>
            <text:list-item>
              <text:p text:style-name="P16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3">
        <text:list-item>
          <text:p text:style-name="P45"><text:span text:style-name="T4">Зачеркнутый</text:span><text:span text:style-name="T17"> в 1-й строке</text:span></text:p>
        </text:list-item>
        <text:list-item>
          <text:p text:style-name="P75"><text:span text:style-name="T3">Нумерованный</text:span> Заголовок (Уровень 3)</text:p>
        </text:list-item>
        <text:list-item>
          <text:p text:style-name="P45"><text:a xlink:type="simple" xlink:href="http://www.gribuser.ru/">Гиперссылка нумерованная</text:a></text:p>
        </text:list-item>
      </text:list>
      <text:p text:style-name="Level_20_2"><text:soft-page-break/>Нумерованная структура <text:span text:style-name="T3">латинскими</text:span> цифрами (Уровень 2)</text:p>
      <text:list text:style-name="L4">
        <text:list-item>
          <text:p text:style-name="P21">123 456</text:p>
        </text:list-item>
        <text:list-item>
          <text:p text:style-name="P21"><text:a xlink:type="simple" xlink:href="http://www.gribuser.ru/">789 101112</text:a></text:p>
        </text:list-item>
      </text:list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5">
        <text:list-item>
          <text:p text:style-name="P47"><text:span text:style-name="T4">Зачеркнутый</text:span><text:span text:style-name="T17"> в 1-й строке</text:span></text:p>
        </text:list-item>
        <text:list-item>
          <text:p text:style-name="P76"><text:span text:style-name="T3">Маркированный</text:span> Заголовок (Уровень 3)</text:p>
        </text:list-item>
        <text:list-item>
          <text:p text:style-name="P47"><text:a xlink:type="simple" xlink:href="http://www.gribuser.ru/"><text:span text:style-name="T9">Гиперссылка маркированная</text:span></text:a></text:p>
          <text:p text:style-name="P23">«Маркированные» и «Нумерованный» Авторы Цитат, Эпиграфов, Поэм</text:p>
          <text:p text:style-name="P52">Поэма</text:p>
        </text:list-item>
        <text:list-item>
          <text:p text:style-name="P77">Маркированный 1 Автор Поэмы</text:p>
        </text:list-item>
        <text:list-item>
          <text:p text:style-name="P77">Маркированный 2 Автор Поэмы</text:p>
          <text:p text:style-name="P23">И так далее...</text:p>
          <text:p text:style-name="P50">Часть 5. «Ссылки внутри документа» (Уровень 1)<text:note text:id="ftn14" text:note-class="footnote"><text:note-citation>13</text:note-citation><text:note-body>
        <text:p text:style-name="Standard"><text:bookmark-start text:name="DDE_LINK1"/>Пример того, что из текста сноски можно ссылаться куда угодно (<text:span text:style-name="T16">кроме как на другую сноску</text:span>), например на <text:a xlink:type="simple" xlink:href="#bBT">Название Документа</text:a><text:bookmark-end text:name="DDE_LINK1"/></text:p></text:note-body></text:note></text:p>
          <text:p text:style-name="P66">Переход на абзацы текста</text:p>
          <text:p text:style-name="P23"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6"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26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6">3. Поэкспериментируйте.</text:p>
          <text:p text:style-name="P26"/>
          <text:p text:style-name="P23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66">Переход на Поэмы</text:p>
          <text:p text:style-name="P23"><text:a xlink:type="simple" xlink:href="#bPT2">Переход</text:a><text:span text:style-name="T9"> на Заголовок Поэмы - «2-я часть заголовка стиха».</text:span></text:p>
          <text:p text:style-name="P23"><text:a xlink:type="simple" xlink:href="#bPoem">Переход</text:a><text:span text:style-name="T9"> на строку Поэмы - «Еще стих».</text:span></text:p>
          <text:p text:style-name="P23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66">Переход на Цитаты</text:p>
          <text:p text:style-name="P74"><text:span text:style-name="T9">Это — заголовок Поэмы. Из нее </text:span><text:a xlink:type="simple" xlink:href="#bCite">перейдем</text:a><text:span text:style-name="T9"> на текст </text:span><text:span text:style-name="T9">Цитаты - «Пример Цитаты»</text:span></text:p>
          <text:p text:style-name="P52"><text:span text:style-name="T9">Это — строка Поэмы. Из нее </text:span><text:a xlink:type="simple" xlink:href="#bCA1">перейдем</text:a><text:span text:style-name="T9"> на 1 Автора Цитаты - «</text:span><text:bookmark text:name="bCA11"/><text:span text:style-name="T9">1 Автор цитаты»</text:span></text:p>
          <text:p text:style-name="P77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66"><text:soft-page-break/>Переход на Аннотацию</text:p>
          <text:p text:style-name="P56">Это — Эпиграф.</text:p>
          <text:p text:style-name="P57"><text:span text:style-name="T9">Отсюда </text:span><text:a xlink:type="simple" xlink:href="#bAnnot2">перейдем</text:a><text:span text:style-name="T9"> на Аннотацию - «Пример Аннотации»</text:span></text:p>
          <text:p text:style-name="P81">Это — Автор Эпиграфа.</text:p>
          <text:p text:style-name="P82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26">Просто маркированный текст</text:p>
          <text:p text:style-name="P66">Переход на Подзаголовки (SubTitle)</text:p>
          <text:p text:style-name="P23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</text:span><text:span text:style-name="T9">«свое» &lt;stanza&gt;».</text:span></text:p>
          <text:p text:style-name="P66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5">
        <text:list-header>
          <text:p text:style-name="P66">Переход на Эпиграфы</text:p>
          <text:p text:style-name="P61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62"><text:bookmark text:name="bAnnot2"/>Пример Аннотации.</text:p>
          <text:p text:style-name="P47"><text:a xlink:type="simple" xlink:href="#bE2">Переход</text:a><text:span text:style-name="T9"> на Эпиграф - «</text:span><text:bookmark text:name="bE21"/><text:span text:style-name="T9">2 Эпиграф».</text:span></text:p>
          <text:p text:style-name="P50"><text:bookmark text:name="b6"/>Часть 6. Демонстрация работы «служебных стилей»</text:p>
          <text:p text:style-name="P83">Небольшой пример аннотации на книгу с «форматированием».</text:p>
          <text:p text:style-name="P83">Он состоит из 2-х абзацев с ссылкой на <text:a xlink:type="simple" xlink:href="#b6">Часть 6</text:a>, <text:a xlink:type="simple" xlink:href="http://www.gribuser.ru/">гиперссылкой</text:a> и сноской<text:note text:id="ftn15" text:note-class="footnote"><text:note-citation>14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pan text:style-name="_23_Sequence">СерияБК1</text:span> <text:span text:style-name="_23_Sequence_20_Number">2</text:span></text:p>
      <text:p text:style-name="_23_PaperBook_20_Series"><text:span text:style-name="_23_Sequence_20_Number">1</text:span></text:p>
      <text:p text:style-name="_23_Custom_20_Info"><text:span text:style-name="Zeichenformat">Custom </text:span><text:span text:style-name="_23_Custom_20_Info_20_Type">editor</text:span><text:span text:style-name="Zeichenformat"> </text:span><text:span text:style-name="_23_Custom_20_Info_20_Value">ФИО Редактора</text:span></text:p>
      <text:p text:style-name="_23_Custom_20_Info"><text:span text:style-name="Zeichenformat">Custom </text:span><text:span text:style-name="_23_Custom_20_Info_20_Type">edition</text:span><text:span text:style-name="Zeichenformat"> </text:span><text:span text:style-name="_23_Custom_20_Info_20_Value">5</text:span></text:p>
      <text:list text:style-name="L5">
        <text:list-header>
          <text:p text:style-name="P26"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 text:style-name="P26">1. Тест сработает при выборе в <text:span text:style-name="T3">Диалоге Настроек</text:span> опции «<text:span text:style-name="T14">В любом месте документа</text:span>)» эти служебные данные</text:p>
          <text:p text:style-name="P26"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<text:soft-page-break/>отформатированного стилем «Book Title» абзаца).</text:p>
          <text:p text:style-name="P26"><text:span text:style-name="T3">3. Совет</text:span>: </text:p>
        </text:list-header>
        <text:list-item>
          <text:p text:style-name="P26"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«<text:span text:style-name="T6">Верх Документа (До Названия Книги)</text:span>».</text:p>
        </text:list-item>
        <text:list-item>
          <text:p text:style-name="P26">Если вам важна скорость инициализации конвертора, то размещайте информацию о книге в самом <text:span text:style-name="T2">верху</text:span> текста, при этом включите опцию <text:span text:style-name="T3">Диалога Настроек</text:span> опции «<text:span text:style-name="T6">Верх Документа (До Названия Книги)</text:span>» (задана по умолчанию). На больших документах инициализация конвертора практически мгновенная — перебор только до стиля Названия Документа.</text:p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8-05-20T11:05:48</dc:date>
    <meta:editing-cycles>313</meta:editing-cycles>
    <meta:editing-duration>P1DT9H13M52S</meta:editing-duration>
    <meta:user-defined meta:name="Info 1"/>
    <meta:user-defined meta:name="Info 2"/>
    <meta:user-defined meta:name="Info 3"/>
    <meta:user-defined meta:name="Info 4"/>
    <meta:document-statistic meta:table-count="6" meta:image-count="7" meta:object-count="0" meta:page-count="13" meta:paragraph-count="390" meta:word-count="2489" meta:character-count="16603"/>
  </office:meta>
</office:document-meta>
</file>